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b2d" officeooo:paragraph-rsid="000bcb2d"/>
    </style:style>
    <style:style style:name="P2" style:family="paragraph" style:parent-style-name="Standard">
      <style:text-properties fo:font-weight="bold" officeooo:rsid="000bcb2d" officeooo:paragraph-rsid="000bcb2d" style:font-weight-asian="bold" style:font-weight-complex="bold"/>
    </style:style>
    <style:style style:name="P3" style:family="paragraph" style:parent-style-name="Standard">
      <style:text-properties fo:font-weight="bold" officeooo:rsid="000c63d1" officeooo:paragraph-rsid="000c63d1" style:font-weight-asian="bold" style:font-weight-complex="bold"/>
    </style:style>
    <style:style style:name="P4" style:family="paragraph" style:parent-style-name="Standard">
      <style:text-properties fo:font-size="12pt" fo:font-weight="bold" officeooo:rsid="000c63d1" officeooo:paragraph-rsid="000c63d1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63d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c9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">Documento de Requisitos</text:span></text:p>
      <text:p text:style-name="P1"/>
      <text:p text:style-name="P1"/>
      <text:p text:style-name="P1"/>
      <text:p text:style-name="P1"/>
      <text:p text:style-name="P2">RF.1 Cadastrar documento </text:p>
      <text:p text:style-name="P1"><text:span text:style-name="T1">Descrição</text:span>: O usuário insere as informações relativas ao documento. O sistema armazena o documento. </text:p>
      <text:p text:style-name="P1"><text:span text:style-name="T1">Informações de entrada</text:span>: documento digitalizado, campos do <text:span text:style-name="T3">template </text:span><text:span text:style-name="T4">preenchidos.</text:span></text:p>
      <text:p text:style-name="P1"><text:span text:style-name="T1">Informações de saída</text:span>: documento</text:p>
      <text:p text:style-name="P1"><text:span text:style-name="T1">Restrições lógicas</text:span>: 1. seleção de template – campos não nulos devem ser preenchidos;</text:p>
      <text:p text:style-name="P1"><text:tab/><text:tab/> <text:s text:c="8"/>2. <text:span text:style-name="T5">documento digitalizado deve ser armazenado no SGDB;</text:span><text:tab/></text:p>
      <text:p text:style-name="P1"><text:span text:style-name="T1">Restrições tecnológicas</text:span>: <text:span text:style-name="T7">Não há</text:span></text:p>
      <text:p text:style-name="P1"/>
      <text:p text:style-name="P1"/>
      <text:p text:style-name="P1"/>
      <text:p text:style-name="P3">RNF.1 Transações entre cliente-servidor devem ser criptografadas</text:p>
      <text:p text:style-name="P4">Descrição: <text:span text:style-name="T6">A criptografia deve ocorrer no cliente e no servi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</meta:initial-creator>
    <meta:creation-date>2015-05-06T08:16:09.150983674</meta:creation-date>
    <dc:date>2015-05-06T08:47:10.691773518</dc:date>
    <dc:creator>Caio </dc:creator>
    <meta:editing-duration>PT41S</meta:editing-duration>
    <meta:editing-cycles>1</meta:editing-cycles>
    <meta:document-statistic meta:table-count="0" meta:image-count="0" meta:object-count="0" meta:page-count="1" meta:paragraph-count="10" meta:word-count="74" meta:character-count="570" meta:non-whitespace-character-count="487"/>
    <meta:generator>LibreOffice/4.2.7.2$Linux_X86_64 LibreOffice_project/420m0$Build-2</meta:generator>
  </office:meta>
</office:document-meta>
</file>